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1022a2" officeooo:paragraph-rsid="001022a2" style:font-size-asian="12.25pt" style:font-weight-asian="bold" style:font-size-complex="14pt" style:font-weight-complex="bold"/>
    </style:style>
    <style:style style:name="P2" style:family="paragraph" style:parent-style-name="Standard">
      <style:text-properties fo:font-size="12pt" style:text-underline-style="none" fo:font-weight="normal" officeooo:rsid="001022a2" officeooo:paragraph-rsid="001022a2"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05711" officeooo:paragraph-rsid="00105711" style:font-size-asian="10.5pt" style:font-weight-asian="normal" style:font-size-complex="12pt" style:font-weight-complex="normal"/>
    </style:style>
    <style:style style:name="P4" style:family="paragraph" style:parent-style-name="Standard">
      <style:text-properties fo:font-size="12pt" style:text-underline-style="none" fo:font-weight="bold" officeooo:rsid="00105711" officeooo:paragraph-rsid="00105711" style:font-size-asian="10.5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normal" officeooo:rsid="001022a2" officeooo:paragraph-rsid="001022a2" style:font-size-asian="10.5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normal" officeooo:rsid="00105711" officeooo:paragraph-rsid="00105711" style:font-size-asian="10.5pt" style:font-weight-asian="normal" style:font-size-complex="12pt" style:font-weight-complex="normal"/>
    </style:style>
    <style:style style:name="P7" style:family="paragraph" style:parent-style-name="Standard">
      <style:text-properties style:text-position="0% 100%" fo:font-size="12pt" style:text-underline-style="none" fo:font-weight="bold" officeooo:rsid="0014db0a" officeooo:paragraph-rsid="0014db0a" style:font-size-asian="10.5pt" style:font-weight-asian="bold" style:font-size-complex="12pt" style:font-weight-complex="bold"/>
    </style:style>
    <style:style style:name="P8" style:family="paragraph" style:parent-style-name="Standard">
      <style:text-properties style:text-position="0% 100%" fo:font-size="12pt" style:text-underline-style="none" fo:font-weight="bold" officeooo:rsid="0011e3e3" officeooo:paragraph-rsid="0011e3e3" style:font-size-asian="10.5pt" style:font-weight-asian="bold" style:font-size-complex="12pt" style:font-weight-complex="bold"/>
    </style:style>
    <style:style style:name="P9" style:family="paragraph" style:parent-style-name="Standard">
      <style:text-properties style:text-position="0% 100%" fo:font-size="12pt" style:text-underline-style="none" fo:font-weight="bold" officeooo:rsid="0018396d" officeooo:paragraph-rsid="0018396d" style:font-size-asian="10.5pt" style:font-weight-asian="bold" style:font-size-complex="12pt" style:font-weight-complex="bold"/>
    </style:style>
    <style:style style:name="P10" style:family="paragraph" style:parent-style-name="Standard">
      <style:text-properties style:text-position="0% 100%" fo:font-size="12pt" style:text-underline-style="none" fo:font-weight="bold" officeooo:rsid="00198d4e" officeooo:paragraph-rsid="00198d4e" style:font-size-asian="10.5pt" style:font-weight-asian="bold" style:font-size-complex="12pt" style:font-weight-complex="bold"/>
    </style:style>
    <style:style style:name="P11" style:family="paragraph" style:parent-style-name="Standard">
      <style:text-properties style:text-position="0% 100%" fo:font-size="12pt" style:text-underline-style="none" fo:font-weight="normal" officeooo:rsid="00105711" officeooo:paragraph-rsid="00105711" style:font-size-asian="10.5pt" style:font-weight-asian="normal" style:font-size-complex="12pt" style:font-weight-complex="normal"/>
    </style:style>
    <style:style style:name="P12" style:family="paragraph" style:parent-style-name="Standard">
      <style:text-properties style:text-position="0% 100%" fo:font-size="12pt" style:text-underline-style="none" fo:font-weight="normal" officeooo:rsid="001205c4" officeooo:paragraph-rsid="001205c4" style:font-size-asian="10.5pt" style:font-weight-asian="normal" style:font-size-complex="12pt" style:font-weight-complex="normal"/>
    </style:style>
    <style:style style:name="P13" style:family="paragraph" style:parent-style-name="Standard">
      <style:text-properties style:text-position="0% 100%" fo:font-size="12pt" style:text-underline-style="none" fo:font-weight="normal" officeooo:rsid="0014db0a" officeooo:paragraph-rsid="0014db0a" style:font-size-asian="10.5pt" style:font-weight-asian="normal" style:font-size-complex="12pt" style:font-weight-complex="normal"/>
    </style:style>
    <style:style style:name="P14" style:family="paragraph" style:parent-style-name="Standard">
      <style:text-properties style:text-position="0% 100%" fo:font-size="12pt" style:text-underline-style="none" fo:font-weight="normal" officeooo:rsid="0011e3e3" officeooo:paragraph-rsid="0011e3e3" style:font-size-asian="10.5pt" style:font-weight-asian="normal" style:font-size-complex="12pt" style:font-weight-complex="normal"/>
    </style:style>
    <style:style style:name="P15" style:family="paragraph" style:parent-style-name="Standard">
      <style:text-properties style:text-position="0% 100%" fo:font-size="12pt" style:text-underline-style="none" fo:font-weight="normal" officeooo:rsid="00198d4e" officeooo:paragraph-rsid="00198d4e" style:font-size-asian="10.5pt" style:font-weight-asian="normal" style:font-size-complex="12pt" style:font-weight-complex="normal"/>
    </style:style>
    <style:style style:name="P16" style:family="paragraph" style:parent-style-name="Standard">
      <style:text-properties style:text-position="0% 100%" fo:font-size="12pt" style:text-underline-style="none" fo:font-weight="normal" officeooo:rsid="0019cc9e" officeooo:paragraph-rsid="0019cc9e" style:font-size-asian="10.5pt" style:font-weight-asian="normal" style:font-size-complex="12pt" style:font-weight-complex="normal"/>
    </style:style>
    <style:style style:name="P17" style:family="paragraph" style:parent-style-name="Standard">
      <style:text-properties style:text-position="0% 100%" fo:font-size="12pt" style:text-underline-style="none" fo:font-weight="normal" officeooo:rsid="0015e380" officeooo:paragraph-rsid="0014db0a" style:font-size-asian="10.5pt" style:font-weight-asian="normal" style:font-size-complex="12pt" style:font-weight-complex="normal"/>
    </style:style>
    <style:style style:name="P18" style:family="paragraph" style:parent-style-name="Standard">
      <style:text-properties style:text-position="0% 100%" fo:font-size="12pt" style:text-underline-style="none" fo:font-weight="normal" officeooo:rsid="0018396d" officeooo:paragraph-rsid="0018396d" style:font-size-asian="10.5pt" style:font-weight-asian="normal" style:font-size-complex="12pt" style:font-weight-complex="normal"/>
    </style:style>
    <style:style style:name="P19" style:family="paragraph" style:parent-style-name="Standard">
      <style:text-properties style:text-position="0% 100%" fo:font-size="12pt" style:text-underline-style="none" fo:font-weight="normal" officeooo:rsid="001921fa" officeooo:paragraph-rsid="001921fa" style:font-size-asian="10.5pt" style:font-weight-asian="normal" style:font-size-complex="12pt" style:font-weight-complex="normal"/>
    </style:style>
    <style:style style:name="P20" style:family="paragraph" style:parent-style-name="Standard">
      <style:text-properties style:text-position="0% 100%" fo:font-size="12pt" style:text-underline-style="none" fo:font-weight="normal" officeooo:rsid="001a6109" officeooo:paragraph-rsid="001a6109" style:font-size-asian="10.5pt" style:font-weight-asian="normal" style:font-size-complex="12pt" style:font-weight-complex="normal"/>
    </style:style>
    <style:style style:name="P21" style:family="paragraph" style:parent-style-name="Standard">
      <style:text-properties style:text-position="0% 100%" fo:font-size="12pt" style:text-underline-style="solid" style:text-underline-width="auto" style:text-underline-color="font-color" fo:font-weight="normal" officeooo:rsid="00105711" officeooo:paragraph-rsid="00105711" style:font-size-asian="10.5pt" style:font-weight-asian="normal" style:font-size-complex="12pt" style:font-weight-complex="normal"/>
    </style:style>
    <style:style style:name="P22" style:family="paragraph" style:parent-style-name="Standard">
      <style:text-properties style:text-position="0% 100%" fo:font-size="12pt" style:text-underline-style="solid" style:text-underline-width="auto" style:text-underline-color="font-color" fo:font-weight="normal" officeooo:rsid="0011e3e3" officeooo:paragraph-rsid="0011e3e3" style:font-size-asian="10.5pt" style:font-weight-asian="normal" style:font-size-complex="12pt" style:font-weight-complex="normal"/>
    </style:style>
    <style:style style:name="P23" style:family="paragraph" style:parent-style-name="Standard">
      <style:text-properties style:text-position="0% 100%" fo:font-size="12pt" style:text-underline-style="solid" style:text-underline-width="auto" style:text-underline-color="font-color" fo:font-weight="normal" officeooo:rsid="001205c4" officeooo:paragraph-rsid="001205c4" style:font-size-asian="10.5pt" style:font-weight-asian="normal" style:font-size-complex="12pt" style:font-weight-complex="normal"/>
    </style:style>
    <style:style style:name="P24" style:family="paragraph" style:parent-style-name="Standard">
      <style:text-properties style:text-position="0% 100%" fo:font-size="12pt" style:text-underline-style="solid" style:text-underline-width="auto" style:text-underline-color="font-color" fo:font-weight="normal" officeooo:rsid="0012e862" officeooo:paragraph-rsid="0012e862" style:font-size-asian="10.5pt" style:font-weight-asian="normal" style:font-size-complex="12pt" style:font-weight-complex="normal"/>
    </style:style>
    <style:style style:name="P25" style:family="paragraph" style:parent-style-name="Standard">
      <style:text-properties style:text-position="0% 100%" fo:font-size="12pt" style:text-underline-style="solid" style:text-underline-width="auto" style:text-underline-color="font-color" fo:font-weight="normal" officeooo:rsid="0014db0a" officeooo:paragraph-rsid="0014db0a" style:font-size-asian="10.5pt" style:font-weight-asian="normal" style:font-size-complex="12pt" style:font-weight-complex="normal"/>
    </style:style>
    <style:style style:name="P26" style:family="paragraph" style:parent-style-name="Standard">
      <style:text-properties style:text-position="0% 100%" fo:font-size="12pt" style:text-underline-style="solid" style:text-underline-width="auto" style:text-underline-color="font-color" fo:font-weight="normal" officeooo:rsid="001921fa" officeooo:paragraph-rsid="001921fa" style:font-size-asian="10.5pt" style:font-weight-asian="normal" style:font-size-complex="12pt" style:font-weight-complex="normal"/>
    </style:style>
    <style:style style:name="P27" style:family="paragraph" style:parent-style-name="Standard">
      <style:text-properties style:text-position="0% 100%" fo:font-size="12pt" style:text-underline-style="solid" style:text-underline-width="auto" style:text-underline-color="font-color" fo:font-weight="bold" officeooo:rsid="0018396d" officeooo:paragraph-rsid="0018396d" style:font-size-asian="10.5pt" style:font-weight-asian="bold" style:font-size-complex="12pt" style:font-weight-complex="bold"/>
    </style:style>
    <style:style style:name="P28" style:family="paragraph" style:parent-style-name="Standard">
      <style:text-properties style:text-position="0% 100%" fo:font-size="12pt" style:text-underline-style="solid" style:text-underline-width="auto" style:text-underline-color="font-color" fo:font-weight="bold" officeooo:rsid="001921fa" officeooo:paragraph-rsid="001921fa" style:font-size-asian="10.5pt" style:font-weight-asian="bold" style:font-size-complex="12pt" style:font-weight-complex="bold"/>
    </style:style>
    <style:style style:name="P29" style:family="paragraph" style:parent-style-name="Standard">
      <style:text-properties style:text-position="0% 100%" fo:font-size="12pt" style:text-underline-style="solid" style:text-underline-width="auto" style:text-underline-color="font-color" fo:font-weight="bold" officeooo:rsid="00198d4e" officeooo:paragraph-rsid="00198d4e" style:font-size-asian="10.5pt" style:font-weight-asian="bold" style:font-size-complex="12pt" style:font-weight-complex="bold"/>
    </style:style>
    <style:style style:name="P30" style:family="paragraph" style:parent-style-name="Standard">
      <style:text-properties style:text-position="0% 100%" fo:font-size="12pt" fo:font-style="italic" style:text-underline-style="solid" style:text-underline-width="auto" style:text-underline-color="font-color" fo:font-weight="bold" officeooo:rsid="0011e3e3" officeooo:paragraph-rsid="0011e3e3" style:font-size-asian="10.5pt" style:font-style-asian="italic" style:font-weight-asian="bold" style:font-size-complex="12pt" style:font-style-complex="italic" style:font-weight-complex="bold"/>
    </style:style>
    <style:style style:name="P31" style:family="paragraph" style:parent-style-name="Standard">
      <style:text-properties style:text-position="0% 100%" fo:font-size="12pt" fo:font-style="normal" style:text-underline-style="none" fo:font-weight="normal" officeooo:rsid="0011e3e3" officeooo:paragraph-rsid="0011e3e3" style:font-size-asian="10.5pt" style:font-style-asian="normal" style:font-weight-asian="normal" style:font-size-complex="12pt" style:font-style-complex="normal" style:font-weight-complex="normal"/>
    </style:style>
    <style:style style:name="P32" style:family="paragraph" style:parent-style-name="Standard">
      <style:text-properties style:text-position="0% 100%" fo:font-size="12pt" fo:font-style="normal" style:text-underline-style="none" fo:font-weight="normal" officeooo:rsid="001205c4" officeooo:paragraph-rsid="001205c4" style:font-size-asian="10.5pt" style:font-style-asian="normal" style:font-weight-asian="normal" style:font-size-complex="12pt" style:font-style-complex="normal" style:font-weight-complex="normal"/>
    </style:style>
    <style:style style:name="P33" style:family="paragraph" style:parent-style-name="Standard">
      <style:text-properties style:text-position="0% 100%" fo:font-size="12pt" fo:font-style="normal" style:text-underline-style="solid" style:text-underline-width="auto" style:text-underline-color="font-color" fo:font-weight="normal" officeooo:rsid="0011e3e3" officeooo:paragraph-rsid="0011e3e3" style:font-size-asian="10.5pt" style:font-style-asian="normal" style:font-weight-asian="normal" style:font-size-complex="12pt" style:font-style-complex="normal" style:font-weight-complex="normal"/>
    </style:style>
    <style:style style:name="P34" style:family="paragraph" style:parent-style-name="Standard">
      <style:text-properties style:text-position="0% 100%" fo:font-size="13pt" style:text-underline-style="solid" style:text-underline-width="auto" style:text-underline-color="font-color" fo:font-weight="normal" officeooo:rsid="0011e3e3" officeooo:paragraph-rsid="0011e3e3" style:font-size-asian="13pt" style:font-weight-asian="normal" style:font-size-complex="13pt" style:font-weight-complex="normal"/>
    </style:style>
    <style:style style:name="P35" style:family="paragraph" style:parent-style-name="Standard">
      <style:text-properties style:text-position="0% 100%" fo:font-size="13pt" style:text-underline-style="solid" style:text-underline-width="auto" style:text-underline-color="font-color" fo:font-weight="normal" officeooo:rsid="001205c4" officeooo:paragraph-rsid="001205c4" style:font-size-asian="13pt" style:font-weight-asian="normal" style:font-size-complex="13pt" style:font-weight-complex="normal"/>
    </style:style>
    <style:style style:name="P36" style:family="paragraph" style:parent-style-name="Standard">
      <style:text-properties style:text-position="0% 100%" fo:font-size="13pt" style:text-underline-style="solid" style:text-underline-width="auto" style:text-underline-color="font-color" fo:font-weight="normal" officeooo:rsid="0014db0a" officeooo:paragraph-rsid="0014db0a" style:font-size-asian="13pt" style:font-weight-asian="normal" style:font-size-complex="13pt" style:font-weight-complex="normal"/>
    </style:style>
    <style:style style:name="P37" style:family="paragraph" style:parent-style-name="Standard">
      <style:text-properties style:text-position="0% 100%" fo:font-size="13pt" style:text-underline-style="solid" style:text-underline-width="auto" style:text-underline-color="font-color" fo:font-weight="normal" officeooo:rsid="00198d4e" officeooo:paragraph-rsid="00198d4e" style:font-size-asian="13pt" style:font-weight-asian="normal" style:font-size-complex="13pt" style:font-weight-complex="normal"/>
    </style:style>
    <style:style style:name="P38" style:family="paragraph" style:parent-style-name="Standard">
      <style:text-properties style:text-position="0% 100%" fo:font-size="13pt" style:text-underline-style="solid" style:text-underline-width="auto" style:text-underline-color="font-color" fo:font-weight="normal" officeooo:rsid="0019cc9e" officeooo:paragraph-rsid="0019cc9e" style:font-size-asian="13pt" style:font-weight-asian="normal" style:font-size-complex="13pt" style:font-weight-complex="normal"/>
    </style:style>
    <style:style style:name="P39" style:family="paragraph" style:parent-style-name="Standard">
      <style:text-properties style:text-position="0% 100%" fo:font-size="13pt" style:text-underline-style="solid" style:text-underline-width="auto" style:text-underline-color="font-color" fo:font-weight="normal" officeooo:rsid="0018396d" officeooo:paragraph-rsid="0018396d" style:font-size-asian="13pt" style:font-weight-asian="normal" style:font-size-complex="13pt" style:font-weight-complex="normal"/>
    </style:style>
    <style:style style:name="P40" style:family="paragraph" style:parent-style-name="Standard">
      <style:text-properties style:text-position="0% 100%" fo:font-size="13pt" style:text-underline-style="none" fo:font-weight="normal" officeooo:rsid="0011e3e3" officeooo:paragraph-rsid="0011e3e3" style:font-size-asian="13pt" style:font-weight-asian="normal" style:font-size-complex="13pt" style:font-weight-complex="normal"/>
    </style:style>
    <style:style style:name="P41" style:family="paragraph" style:parent-style-name="Standard">
      <style:text-properties fo:font-size="13pt" style:text-underline-style="solid" style:text-underline-width="auto" style:text-underline-color="font-color" fo:font-weight="normal" officeooo:rsid="00105711" officeooo:paragraph-rsid="00105711" style:font-size-asian="13pt" style:font-weight-asian="normal" style:font-size-complex="13pt" style:font-weight-complex="normal"/>
    </style:style>
    <style:style style:name="P42" style:family="paragraph" style:parent-style-name="Standard">
      <style:text-properties style:text-line-through-style="none" style:text-line-through-type="none" style:text-position="0% 100%" fo:font-size="12pt" style:text-underline-style="none" fo:font-weight="normal" officeooo:rsid="0012e862" officeooo:paragraph-rsid="0012e862"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officeooo:rsid="00105711"/>
    </style:style>
    <style:style style:name="T4" style:family="text">
      <style:text-properties style:text-underline-style="none" officeooo:rsid="0014db0a"/>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921fa" style:font-weight-asian="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0% 100%"/>
    </style:style>
    <style:style style:name="T10" style:family="text">
      <style:text-properties style:text-underline-style="solid" style:text-underline-width="auto" style:text-underline-color="font-color"/>
    </style:style>
    <style:style style:name="T11" style:family="text">
      <style:text-properties officeooo:rsid="0014db0a"/>
    </style:style>
    <style:style style:name="T12" style:family="text">
      <style:text-properties fo:font-weight="normal" style:font-weight-asian="normal" style:font-weight-complex="normal"/>
    </style:style>
    <style:style style:name="T13" style:family="text">
      <style:text-properties fo:font-weight="normal" officeooo:rsid="0015e380" style:font-weight-asian="normal" style:font-weight-complex="normal"/>
    </style:style>
    <style:style style:name="T14" style:family="text">
      <style:text-properties fo:font-weight="normal" officeooo:rsid="00198d4e" style:font-weight-asian="normal" style:font-weight-complex="normal"/>
    </style:style>
    <style:style style:name="T15" style:family="text">
      <style:text-properties officeooo:rsid="0019cc9e"/>
    </style:style>
    <style:style style:name="T16" style:family="text">
      <style:text-properties fo:font-size="13pt" style:text-underline-style="solid" style:text-underline-width="auto" style:text-underline-color="font-color" style:font-size-asian="13pt" style:font-size-complex="13pt"/>
    </style:style>
    <style:style style:name="T17" style:family="text">
      <style:text-properties officeooo:rsid="001ace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5: Introducción a la política fiscal y monetaria</text:p>
      <text:p text:style-name="P2"/>
      <text:p text:style-name="P5">Las 4 fases del ciclo económico</text:p>
      <text:p text:style-name="P2">La economía no es estable, fluctúa continuamente. Es cíclica pero imprevisible, y las fluctuaciones son irregulares.</text:p>
      <text:p text:style-name="P2"/>
      <text:p text:style-name="P5">Fase 1: Expansión</text:p>
      <text:p text:style-name="P2">Aumento de la producción. Aumentan los beneficios, la ocupación, los precios y tipos de interés, y suben los salarios.</text:p>
      <text:p text:style-name="P2"/>
      <text:p text:style-name="P5">Fase 2: Punto máximo (peak)</text:p>
      <text:p text:style-name="P2">Se llega cuando cunde el pánico de que todo volverá a caer otra vez. La actividad económica cae y todo se va a la puta.</text:p>
      <text:p text:style-name="P2"/>
      <text:p text:style-name="P5">Fase 3: Recesión (depresión)</text:p>
      <text:p text:style-name="P2">Descenso en la producción (baja el PIB), la renta, la ocupación y el comercio. Dura de 6 meses a 1 año. Muchos sectores de la economía se contraen.</text:p>
      <text:p text:style-name="P2"/>
      <text:p text:style-name="P5">Fase 4: Punto mínimo (trough)</text:p>
      <text:p text:style-name="P2">Punto donde la economía no se desacelera más y empieza a reactivarse otra vez. Las variables económicas empiezan a mejorar.</text:p>
      <text:p text:style-name="P2"/>
      <text:p text:style-name="P5">Relación entre recesión (caída del PIB) y…</text:p>
      <text:p text:style-name="P5"/>
      <text:p text:style-name="P5">Tasa de paro:<text:span text:style-name="T1"> </text:span></text:p>
      <text:p text:style-name="P5"><text:span text:style-name="T2">LEY DE OKUN:</text:span><text:span text:style-name="T1"> La tasa de paro var</text:span><text:span text:style-name="T3">í</text:span><text:span text:style-name="T1">a un 1% por cada 2 o 3% de cambio en la producción. Sube producción → Baja paro. Baja la producción → Sube paro.</text:span></text:p>
      <text:p text:style-name="P2"/>
      <text:p text:style-name="P6">Beneficios de las empresas:<text:span text:style-name="T1"> Caen de forma drástica, mucho más que la producción.</text:span></text:p>
      <text:p text:style-name="P3"/>
      <text:p text:style-name="P6">Salarios monetarios:<text:span text:style-name="T1"> No varían mucho, ya que son más rígidos, más incluso que los beneficios.</text:span></text:p>
      <text:p text:style-name="P3"/>
      <text:p text:style-name="P6">Inflación:<text:span text:style-name="T1"> Retardos o “lags”. Tiende a disminuir, pero no es inmediato. Sin embargo, en la fase de expansión crece instantáneamente. </text:span></text:p>
      <text:p text:style-name="P3"/>
      <text:p text:style-name="P6">Inversión:<text:span text:style-name="T1"> Fluctúa mucho más que el PN (Si PN cae 1% → Inversión cae hasta un 30%).</text:span></text:p>
      <text:p text:style-name="P3"/>
      <text:p text:style-name="P3"/>
      <text:p text:style-name="P41">Plena ocupación</text:p>
      <text:p text:style-name="P3"><text:span text:style-name="T17">Hay plena ocupación si l</text:span>a tasa de paro está entre 3,5 y 7% de la población activa (comprende el paro friccional).</text:p>
      <text:p text:style-name="P3"/>
      <text:p text:style-name="P3">Productividad del trabajo: </text:p>
      <text:p text:style-name="P4">Cantidad media producida en 1h=Producción total / Horas trabajadas</text:p>
      <text:p text:style-name="P4"/>
      <text:p text:style-name="P41">Brecha del PNB</text:p>
      <text:p text:style-name="P6"/>
      <text:p text:style-name="P3">PN Real: El que realmente se produce (efectivo).</text:p>
      <text:p text:style-name="P3">PN Potencial: El que se produciría si la economía estuviera en plena ocupación.</text:p>
      <text:p text:style-name="P3"/>
      <text:p text:style-name="P4">GAP PNB = PNB<text:span text:style-name="T8">potencial</text:span><text:span text:style-name="T9"> – PNB</text:span><text:span text:style-name="T8">real</text:span></text:p>
      <text:p text:style-name="P11"/>
      <text:p text:style-name="P21"><text:soft-page-break/></text:p>
      <text:p text:style-name="P21">Historia del pensamiento económico</text:p>
      <text:p text:style-name="P14">Como el Estado modifica las reglas interviniendo en la economía, <text:span text:style-name="T17">l</text:span>as doctrinas económicas varían mucho.</text:p>
      <text:p text:style-name="P40"/>
      <text:p text:style-name="P34">Los clásicos:</text:p>
      <text:p text:style-name="P22"/>
      <text:p text:style-name="P22">ADAM SMITH:<text:span text:style-name="T1"> </text:span></text:p>
      <text:p text:style-name="P14">Necesidad del “laissez faire”, la no intervención del Estado en la economía (liberalismo económico). Libre empresa y comercio entre países. Los gobiernos son fáciles de corromper y derrochan el dinero de los contribuyentes. Por eso deben centrarse en administrar la justicia y la defensa común.</text:p>
      <text:p text:style-name="P14"/>
      <text:p text:style-name="P14">Publica “La riqueza de las naciones” en 1776.</text:p>
      <text:p text:style-name="P14">La “mano invisible” hace que el mercado se regule solo. La búsqueda del beneficio personal promueve el de la sociedad de forma más eficiente que si él solo quisiera promoverlo.</text:p>
      <text:p text:style-name="P14">El productor promueve los intereses de la sociedad. </text:p>
      <text:p text:style-name="P14"/>
      <text:p text:style-name="P30">“Después de Smith, se es benefactor público cultivando el propio interés, antes era condenable”.</text:p>
      <text:p text:style-name="P30"/>
      <text:p text:style-name="P33">JEAN BAPTISTE SAY:</text:p>
      <text:p text:style-name="P31">Refuerza las ideas de Smith defendiendo que la economía tiende al pleno empleo.</text:p>
      <text:p text:style-name="P31"><text:span text:style-name="T10">LEY DE SAY:</text:span> <text:span text:style-name="T7">“La oferta genera su propia demanda”</text:span>. La producción de bienes genera una demanda agregada suficiente para comprar todos los bienes ofrecidos, ni más ni menos.</text:p>
      <text:p text:style-name="P32">No puede darse una crisis de sobreproducción por una insuficiencia de la demanda → Los Bancos Centrales ni el Estado necesitan aumentar o disminuir la DAG. </text:p>
      <text:p text:style-name="P14"/>
      <text:p text:style-name="P23"><text:span text:style-name="T1">Este pensamiento desarrolló un nuevo sistema de organización económica: </text:span><text:span text:style-name="T2">el capitalismo</text:span></text:p>
      <text:p text:style-name="P8"/>
      <text:p text:style-name="P35">La crisis de las ideas clásicas</text:p>
      <text:p text:style-name="P12"/>
      <text:p text:style-name="P12">En 1929, se da un crack del sistema bancario y financiero en EEUU. Se provoca un efecto dominó a otras economías occidentales, y el capitalismo entra en una crisis profunda.</text:p>
      <text:p text:style-name="P12"/>
      <text:p text:style-name="P12">CRACK DEL 29: Dow Jones cae de 381 puntos a 41. PNB corriente cae en un 50%. PNB real cae un 30%. Desempleo del 25% (14M de parados), caída de los precios del 25%, y de los agrícolas del 60%. 9000 bancos cierran, y como no hay seguro de depósito, los clientes pierden su dinero. Muchas empresas quiebran.</text:p>
      <text:p text:style-name="P12"/>
      <text:p text:style-name="P35">Soluciones clásicas</text:p>
      <text:p text:style-name="P42">Los pensadores siguen defendiendo la no intervención del Estado en la economía, dicen que <text:span text:style-name="T10">si la depresión sigue libremente su curso, se recuperará por sí misma.</text:span></text:p>
      <text:p text:style-name="P42">Esto se demostró falso con la presidencia de Hoover en EEUU. No hicieron nada para intentar recuperarse económicamente, porque creían que se haría de forma autónoma <text:span text:style-name="T11">a largo plazo</text:span>, y se comieron una mierda enorme.</text:p>
      <text:p text:style-name="P14"/>
      <text:p text:style-name="P25">El “New Deal” de Roosevelt</text:p>
      <text:p text:style-name="P13">Desviaciones de la ortodoxia clásica. Objetivos:</text:p>
      <text:p text:style-name="P13">-Resolver la deflación.</text:p>
      <text:p text:style-name="P13">-Ayudar a los desocupados.</text:p>
      <text:p text:style-name="P13">-Mitigar el sufrimiento de los necesitados.</text:p>
      <text:p text:style-name="P13">-Suspensión de pagos en oro de los bancos y prohibición al atesoramiento de los particulares.</text:p>
      <text:p text:style-name="P13"><text:soft-page-break/>-Medidas monetarias insuficientes.</text:p>
      <text:p text:style-name="P13">También resulta ser kk. Sube el paro y crece el PNB, pero se cae en un agujero más profundo.</text:p>
      <text:p text:style-name="P13"/>
      <text:p text:style-name="P36">Las ideas de Keynes</text:p>
      <text:p text:style-name="P13">John Maynard Keynes publica “The General Theory of employement, interest and money” en 1936, y resulta ser un ataque a los economistas clásicos. Ellos creían que con el tiempo el desempleo se curaría. Y se hartó.</text:p>
      <text:p text:style-name="P13"/>
      <text:p text:style-name="P13">Keynes negaba la tendencia automática hacia el pleno empleo y su consecuente persistencia.</text:p>
      <text:p text:style-name="P7">“A largo plazo todos muertos”. <text:span text:style-name="T12">El Estado tiene la capacidad y la responsabilidad de subsanar las crisis, cuya causa es la insuficiente DAG.</text:span></text:p>
      <text:p text:style-name="P7"><text:span text:style-name="T12">El Estado tiene que aumentar el Gasto Público más allá de los límites de los ingresos disponibles, </text:span><text:span text:style-name="T13">de forma que el excedente de los gastos sobre los ingresos incentive la demanda, la producción y el empleo.</text:span></text:p>
      <text:p text:style-name="P17"/>
      <text:p text:style-name="P9"><text:span text:style-name="T13">K</text:span><text:span text:style-name="T12">eynesianismo (intervencionismo) vence a los clásicos (no intervencionismo) y reina desde finales de los años 30 hasta los años 60. Pero el keynesianismo sabe cómo salir de una depresión, no cómo parar la inflación. En los 70 aparece la estanflación, y Keynes no es capaz de explicar el fenómeno.</text:span></text:p>
      <text:p text:style-name="P18"/>
      <text:p text:style-name="P18">Milton Friedman explica la estanflación, y habla de que la curva de Phillips conduce a la inflación (línea vertical). Intenta volver a las raíces del pensamiento clásico.</text:p>
      <text:p text:style-name="P18"/>
      <text:p text:style-name="P18"/>
      <text:p text:style-name="P39">Explicaciones generales:</text:p>
      <text:p text:style-name="P18">La solución a la crisis de 1929 fue la WW2: aumentó la producción bélica y eso hizo que aumentara el PIB de EEUU.</text:p>
      <text:p text:style-name="P18"/>
      <text:p text:style-name="P18">La Gran Depresión fue causada por un déficit de Demanda Agregada (Dag).</text:p>
      <text:p text:style-name="P18"/>
      <text:p text:style-name="P27"><text:span text:style-name="T12">Función de demanda agregada:</text:span><text:span text:style-name="T5"> </text:span></text:p>
      <text:p text:style-name="P18">Suma de demandas individuales. Pendiente negativa (cuanta menos demanda, menos PIB del país)</text:p>
      <text:p text:style-name="P18">P = Precios, W = Salarios.</text:p>
      <text:p text:style-name="P18"/>
      <text:p text:style-name="P27"><text:span text:style-name="T12">Función de oferta agregada </text:span><text:span text:style-name="T14">clásica</text:span><text:span text:style-name="T12">:</text:span></text:p>
      <text:p text:style-name="P19">Mano invisible: a largo plazo todo lo producido es necesario.</text:p>
      <text:p text:style-name="P19">Ley de Say: A largo plazo la economía tiende a producir en plena ocupación.</text:p>
      <text:p text:style-name="P27"><text:span text:style-name="T5">La oferta agregada es vertical en el p</text:span><text:span text:style-name="T6">u</text:span><text:span text:style-name="T5">nto de máxima ocupación (“mano invisible”, ley de Say).</text:span></text:p>
      <text:p text:style-name="P19">A largo plazo el nivel de producción es independiente del nivel de precios.</text:p>
      <text:p text:style-name="P19"/>
      <text:p text:style-name="P28"><text:span text:style-name="T1">Explicación clásica de la Gran Depresión:</text:span><text:span text:style-name="T5"> Si aumenta cantidad de dinero, aumenta DAg(inflación), si disminuye cantidad, disminuye Dag(deflación).</text:span></text:p>
      <text:p text:style-name="P19">Una caída de tal calibre de la Dag hubiera sido de plena ocupación si los precios y salarios hubieran caído tan rápido como la demanda. Esto provocó que el paro subiera.</text:p>
      <text:p text:style-name="P15">El nivel de precios estuvo por encima del necesario para el equilibrio y los bienes y servicios por debajo. Esto→ GRAN DEPRESIÓN</text:p>
      <text:p text:style-name="P15"/>
      <text:p text:style-name="P10">Soluciones clásicas:</text:p>
      <text:p text:style-name="P29"><text:span text:style-name="T12">-Eliminar fuente de perturbación:</text:span><text:span text:style-name="T5"> Evitar caída de cantidad de dinero, restablecerla. Mayor flexibilidad de precios y salarios. A largo plazo se volvería a la plena ocupación.</text:span></text:p>
      <text:p text:style-name="P26"/>
      <text:p text:style-name="P34"/>
      <text:p text:style-name="P34"/>
      <text:p text:style-name="P34"><text:soft-page-break/></text:p>
      <text:p text:style-name="P37">Curva de oferta agregada clásica</text:p>
      <text:p text:style-name="P15">Error de los clásicos: los precios y salarios no son flexibles a la baja. Sólo bajan si se da una crisis profunda. Mejor suponer que serán rígidos a la baja.</text:p>
      <text:p text:style-name="P15">Existe un tramo horizontal en la curva de oferta agregada: <text:span text:style-name="T15">Si hay desempleo, los precios y salarios serán estáticos.</text:span></text:p>
      <text:p text:style-name="P16">Si baja Dag los precios no varían, sólo caerá la Dag si cae la producción, no los precios.</text:p>
      <text:p text:style-name="P16"/>
      <text:p text:style-name="P38">Pensamiento clásico vs Keynesiano</text:p>
      <text:p text:style-name="P38">Áreas de acuerdo: </text:p>
      <text:p text:style-name="P16">1. Causa Gran Depresión →Caída Dag.</text:p>
      <text:p text:style-name="P16">2. Fluctuaciones DAg→Fluctuaciones producción.</text:p>
      <text:p text:style-name="P16">3. Objetivo principal macroeconomía.</text:p>
      <text:p text:style-name="P20">4. Si hay plena ocupación, cualquier subida de la Dag provoca inflación. (Curva vertical)</text:p>
      <text:p text:style-name="P20"/>
      <text:p text:style-name="P20"><text:span text:style-name="T16">Áreas de desacuerdo:</text:span><text:line-break/>1. Clásicos defienden que el equilibrio se da con plena ocupación (paro transitoria), Keynesianos creen que puede haber economía con desempleo masivo y en equilibrio, sin tendencia. (Área plana)</text:p>
      <text:p text:style-name="P20">2. Clásicos no creen que el Estado pueda mejorar la situación interviniendo en la economía, de hecho creen que la empeorará. Si condiciones económicas estables, economía de mercado estable.</text:p>
      <text:p text:style-name="P20">Keynesianos creen que la economía es altamente inestable, y que el Estado tiene la capacidad y responsabilidad de activar políticas fiscales para afectar a la Dag. Reducen la amplitud de las fluctuaciones.</text:p>
      <text:p text:style-name="P20">3. Clásicos destacan que para salir de la depresión hay que reestablecer la cantidad de dinero. Keynesianos abogan por el gasto público y los impuestos como correctores de la Dag.</text:p>
      <text:p text:style-name="P20"/>
      <text:p text:style-name="P20"><text:span text:style-name="T10">Regla de Política Monetaria:</text:span> MV = PQ (cantidad de dinero*velocidad de circulación = nivel medio de precios*bienes/servicios producidos)</text:p>
      <text:p text:style-name="P16"/>
      <text:p text:style-name="P16"/>
      <text:p text:style-name="P16"/>
      <text:p text:style-name="P12">Economía clásica: Sin restricciones.</text:p>
      <text:p text:style-name="P14">La ambición desmedida hace perder el sentido común</text:p>
      <text:p text:style-name="P24"><text:span text:style-name="T1">El estado es responsable de la política fiscal (impuestos, </text:span><text:span text:style-name="T4">ayud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18:02:38.316990774</meta:creation-date>
    <meta:generator>LibreOffice/6.4.6.2$Linux_X86_64 LibreOffice_project/40$Build-2</meta:generator>
    <dc:date>2021-04-12T17:45:02.344012094</dc:date>
    <meta:editing-duration>PT3H47M50S</meta:editing-duration>
    <meta:editing-cycles>5</meta:editing-cycles>
    <meta:document-statistic meta:table-count="0" meta:image-count="0" meta:object-count="0" meta:page-count="4" meta:paragraph-count="95" meta:word-count="1412" meta:character-count="8600" meta:non-whitespace-character-count="7274"/>
  </office:meta>
</office:document-meta>
</file>